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8.9177083333333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Story</text:p>
          </table:table-cell>
          <table:table-cell office:value-type="string" table:style-name="ce2">
            <text:p>Приоритет (High/Medium/Low)</text:p>
          </table:table-cell>
          <table:table-cell office:value-type="string" table:style-name="ce2">
            <text:p>Примечание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US1</text:p>
          </table:table-cell>
          <table:table-cell office:value-type="string" table:style-name="ce4">
            <text:p>Я как студент хочу посмотреть расписание<text:s/>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быстрый доступ к расписанию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2</text:p>
          </table:table-cell>
          <table:table-cell office:value-type="string" table:style-name="ce4">
            <text:p>Я как преподователь хочу контролировать задание учеников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Важно для оценки успеваемости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3</text:p>
          </table:table-cell>
          <table:table-cell office:value-type="string" table:style-name="ce4">
            <text:p>Я как администратор хочу управлять базой данных студентов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Обеспечение целостности данных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4</text:p>
          </table:table-cell>
          <table:table-cell office:value-type="string" table:style-name="ce4">
            <text:p>Как ученик школы я хочу полоучать уведомления о новых занятиях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информирование учеников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5</text:p>
          </table:table-cell>
          <table:table-cell office:value-type="string" table:style-name="ce4">
            <text:p>Как преподователь я хочу менять расписания своих уроков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Гибкость в управлении расписанием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6</text:p>
          </table:table-cell>
          <table:table-cell office:value-type="string" table:style-name="ce4">
            <text:p>Я как студент хочу фильтровать расписание по дате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Возможность быстро сверять пары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7</text:p>
          </table:table-cell>
          <table:table-cell office:value-type="string" table:style-name="ce4">
            <text:p>Я как преподователь хочу <text:s/>видеть статистику посещаемости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Для оценки активности студентов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US8</text:p>
          </table:table-cell>
          <table:table-cell office:value-type="string" table:style-name="ce4">
            <text:p>Я как администратор хочу вводить данные о учащихся в таблицах Excel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Упростит процесс</text:p>
          </table:table-cell>
          <table:table-cell table:number-columns-repeated="16380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mg</meta:initial-creator>
    <dc:creator>as22</dc:creator>
    <meta:creation-date>2017-10-20T23:41:04Z</meta:creation-date>
    <dc:date>2025-10-01T06:22:47Z</dc:date>
    <meta:editing-cycles>1</meta:editing-cycles>
    <meta:editing-duration>PT5939S</meta:editing-duration>
  </office:meta>
</office:document-meta>
</file>